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7325"/>
    </style:style>
    <style:style style:name="P2" style:family="paragraph" style:parent-style-name="Standard">
      <style:text-properties style:text-position="0% 100%" officeooo:paragraph-rsid="000d7325"/>
    </style:style>
    <style:style style:name="P3" style:family="paragraph" style:parent-style-name="Standard">
      <style:text-properties style:text-position="0% 100%" officeooo:rsid="000d7325" officeooo:paragraph-rsid="000d7325"/>
    </style:style>
    <style:style style:name="P4" style:family="paragraph" style:parent-style-name="Standard">
      <style:text-properties style:text-position="0% 100%" officeooo:rsid="000d7325" officeooo:paragraph-rsid="00114888"/>
    </style:style>
    <style:style style:name="P5" style:family="paragraph" style:parent-style-name="Standard">
      <style:text-properties style:text-position="0% 100%" fo:font-weight="bold" officeooo:rsid="000d7325" officeooo:paragraph-rsid="000d7325" style:font-weight-asian="bold" style:font-weight-complex="bold"/>
    </style:style>
    <style:style style:name="P6" style:family="paragraph" style:parent-style-name="Standard">
      <style:text-properties style:text-position="0% 100%" fo:font-weight="bold" officeooo:rsid="00114d56" officeooo:paragraph-rsid="00114d56" style:font-weight-asian="bold" style:font-weight-complex="bold"/>
    </style:style>
    <style:style style:name="P7" style:family="paragraph" style:parent-style-name="Standard">
      <style:text-properties style:text-position="0% 100%" fo:font-weight="normal" officeooo:rsid="000d7325" officeooo:paragraph-rsid="000d73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0e38f5" officeooo:paragraph-rsid="000e38f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0f3a03" officeooo:paragraph-rsid="00114888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0f3a03" officeooo:paragraph-rsid="000f3a03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12efe4" officeooo:paragraph-rsid="0012efe4" style:font-weight-asian="normal" style:font-weight-complex="normal"/>
    </style:style>
    <style:style style:name="P12" style:family="paragraph" style:parent-style-name="Standard">
      <style:text-properties style:text-position="0% 100%" officeooo:rsid="00114d56" officeooo:paragraph-rsid="00114d56"/>
    </style:style>
    <style:style style:name="P13" style:family="paragraph" style:parent-style-name="Standard">
      <style:text-properties style:text-position="0% 100%" officeooo:rsid="000d7325" officeooo:paragraph-rsid="000d7325"/>
    </style:style>
    <style:style style:name="P14" style:family="paragraph" style:parent-style-name="Standard">
      <style:text-properties style:text-position="0% 100%" officeooo:rsid="0013d9b1" officeooo:paragraph-rsid="0013d9b1"/>
    </style:style>
    <style:style style:name="T1" style:family="text">
      <style:text-properties officeooo:rsid="000d7325"/>
    </style:style>
    <style:style style:name="T2" style:family="text">
      <style:text-properties style:text-position="super 58%" officeooo:rsid="000d7325"/>
    </style:style>
    <style:style style:name="T3" style:family="text">
      <style:text-properties officeooo:rsid="00114888"/>
    </style:style>
    <style:style style:name="T4" style:family="text">
      <style:text-properties fo:font-weight="normal" officeooo:rsid="0011488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sas de crecimiento: día</text:span><text:span text:style-name="T2">-1</text:span></text:p>
      <text:p text:style-name="P2"><text:span text:style-name="T1">Stocks: g m</text:span><text:span text:style-name="T2">-2</text:span></text:p>
      <text:p text:style-name="P3"/>
      <text:p text:style-name="P3"/>
      <text:p text:style-name="P5">Macroalgas: </text:p>
      <text:p text:style-name="P3">Biomasa en peso seco: 300</text:p>
      <text:p text:style-name="P3">Tasa media de crecimiento: 0,013</text:p>
      <text:p text:style-name="P3">fracción que se desprende como detritos: 0,018</text:p>
      <text:p text:style-name="P3">Capacidad de carga (considerando un modelo logístico: 600</text:p>
      <text:p text:style-name="P14"/>
      <text:p text:style-name="P14">Furthermore, carbon in the form of dissolved organic material (DOM) lost by seaweed as</text:p>
      <text:p text:style-name="P14">exudates, mucilage and phenolic or nitrogen compounds may be, according to Khailov and Burlakova (1969) and Sieburth (1969), as high as 30–40% of the net assimilates. <text:s text:c="3"/>@Quartino2008a</text:p>
      <text:p text:style-name="P3"/>
      <text:p text:style-name="P3"/>
      <text:p text:style-name="P5">Herbívoros de fondos duros (anfípodos &amp; Co)</text:p>
      <text:p text:style-name="P3">Biomasa en peso seco: 20</text:p>
      <text:p text:style-name="P3">Tasa media de crecimiento: 0,002</text:p>
      <text:p text:style-name="P3">Capacidad de carga (considerando un modelo logístico: 30</text:p>
      <text:p text:style-name="P3"/>
      <text:p text:style-name="P5">Comedores de depósito/filtradores de fondo blando (Ascidias, plumas, etc.)</text:p>
      <text:p text:style-name="P3">Biomasa en peso seco: 30</text:p>
      <text:p text:style-name="P3">Tasa media de crecimiento: 0,001</text:p>
      <text:p text:style-name="P7">Capacidad de carga (considerando un modelo logístico: 85</text:p>
      <text:p text:style-name="P7">Eficiencia de asimilación: 0,5</text:p>
      <text:p text:style-name="P7"/>
      <text:p text:style-name="P5">Fitodetrito</text:p>
      <text:p text:style-name="P3">Biomasa en peso seco: 100 <text:s text:c="50"/><text:span text:style-name="T3">(?)</text:span></text:p>
      <text:p text:style-name="P4">Tasa media de descomposición: 0,0016 <text:s text:c="31"/><text:span text:style-name="T3">(Brouwer 1996 in </text:span><text:span text:style-name="T4">@Quartino2008</text:span><text:span text:style-name="T3">)</text:span></text:p>
      <text:p text:style-name="P7">Fracción de la producción de algas que pasa a detrito: 0,018 <text:s text:c="8"/><text:span text:style-name="T3">(?)</text:span></text:p>
      <text:p text:style-name="P7"/>
      <text:p text:style-name="P5">Interacciones:</text:p>
      <text:p text:style-name="P7">Consumo de detritos por ascidias y etcs.: 0,000012*Detritos*Ascidias</text:p>
      <text:p text:style-name="P7"/>
      <text:p text:style-name="P5">Laternula:</text:p>
      <text:p text:style-name="P7">Stock: 4000</text:p>
      <text:p text:style-name="P7">Demás parámetros: paper de Momo et al.</text:p>
      <text:p text:style-name="P7"/>
      <text:p text:style-name="P8">Carbono orgánico: Peso Seco Libre de Cenizas /2.4 </text:p>
      <text:p text:style-name="P9">1 g de peso seco de alga = 18,75 Joules <text:span text:style-name="T3">(Para macroalgas fuente @Quartino2008</text:span></text:p>
      <text:p text:style-name="P10">1 g de carbono = 45 Joules</text:p>
      <text:p text:style-name="P10"/>
      <text:p text:style-name="P11">Macroalgas - DOC</text:p>
      <text:p text:style-name="P11"/>
      <text:p text:style-name="P11">Barron, C., Apostolaki, E. T. &amp; Duarte, C. M. Dissolved organic carbon fluxes</text:p>
      <text:p text:style-name="P11">by seagrass meadows and macroalgal beds. Front. Mar. Sci. 1, 42 (2014).</text:p>
      <text:p text:style-name="P11"/>
      <text:p text:style-name="P11"/>
      <text:p text:style-name="P7"/>
      <text:p text:style-name="P6">Faeces Krill Tesis Vero Fuentes</text:p>
      <text:p text:style-name="P6"/>
      <text:p text:style-name="P12"><text:soft-page-break/>En el año 2002 el krill habría contribuido, mediante la producción de paquetes fecales, </text:p>
      <text:p text:style-name="P12">con entre 188 mgC y 408 mgC por día (por cada 100 m ‐3 ) al flujo de carbono de caleta </text:p>
      <text:p text:style-name="P12">Potter. En el año 2003 dicha contribución habría sido de entre <text:s/>117 y 11.484 <text:s/>mgC <text:s/>por </text:p>
      <text:p text:style-name="P12">día y por cada 100 m ‐3 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4:15:41.59</meta:creation-date>
    <dc:date>2017-09-25T17:21:01.923960086</dc:date>
    <meta:editing-duration>P1DT6H26M16S</meta:editing-duration>
    <meta:editing-cycles>6</meta:editing-cycles>
    <meta:generator>LibreOffice/5.3.4.2$Linux_X86_64 LibreOffice_project/30m0$Build-2</meta:generator>
    <meta:document-statistic meta:table-count="0" meta:image-count="0" meta:object-count="0" meta:page-count="2" meta:paragraph-count="38" meta:word-count="299" meta:character-count="1892" meta:non-whitespace-character-count="1530"/>
  </office:meta>
</office:document-meta>
</file>